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302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rectionalCoupl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irectionalCoupler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FT50-43 ferrite toroid with 15 secondary turns of 0.25 to 0.5 mm wire</text:p>
          </table:table-cell>
        </table:table-row>
        <table:table-row table:style-name="ro1">
          <table:table-cell/>
          <table:table-cell office:value-type="string" calcext:value-type="string">
            <text:p>FT50-43 ferrite toroid with 15 secondary turns of 0.25 to 0.5 mm wir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711 (or ebay “1N60P”)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711 (or ebay “1N60P”)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744A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00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004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eystone 3544-2 / SL-506P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DC Barrel_Jack</text:p>
          </table:table-cell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33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9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12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 RF choke inductor wound around ferrite ro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R 1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R 1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R 1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R 1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 ¼ watt resis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9:23:31.055000000</dc:date>
    <meta:editing-duration>PT4M34S</meta:editing-duration>
    <meta:editing-cycles>1</meta:editing-cycles>
    <meta:document-statistic meta:table-count="1" meta:cell-count="106" meta:object-count="0"/>
    <meta:generator>LibreOffice/5.4.0.3$Windows_x86 LibreOffice_project/7556cbc6811c9d992f4064ab9287069087d7f62c</meta:generator>
  </office:meta>
</office:document-meta>
</file>